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SUA-1353">
            <text:p>SUA-1353</text:p>
          </table:table-cell>
          <table:table-cell office:value-type="float" office:value="-33.6">
            <text:p>-33.6</text:p>
          </table:table-cell>
          <table:table-cell office:value-type="float" office:value="151.33">
            <text:p>151.33</text:p>
          </table:table-cell>
          <table:table-cell office:value-type="float" office:value="7700.0">
            <text:p>7700.0</text:p>
          </table:table-cell>
          <table:table-cell office:value-type="float" office:value="120.0">
            <text:p>120.0</text:p>
          </table:table-cell>
          <table:table-cell office:value-type="string" office:value="Organic mud">
            <text:p>Organic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">
            <text:p>-5.7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ThomRoy1983,SlossEtal2007,LewisEtal2013">
            <text:p>ThomRoy1983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SUA-1406">
            <text:p>SUA-1406</text:p>
          </table:table-cell>
          <table:table-cell office:value-type="float" office:value="-34.0268">
            <text:p>-34.0268</text:p>
          </table:table-cell>
          <table:table-cell office:value-type="float" office:value="151.1808">
            <text:p>151.1808</text:p>
          </table:table-cell>
          <table:table-cell office:value-type="float" office:value="4450.0">
            <text:p>4450.0</text:p>
          </table:table-cell>
          <table:table-cell office:value-type="float" office:value="87.0">
            <text:p>87.0</text:p>
          </table:table-cell>
          <table:table-cell office:value-type="string" office:value="Marine shell fragments">
            <text:p>Marine shell fragment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3.0">
            <text:p>-3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oyCrawford1981,SlossEtal2007,LewisEtal2013">
            <text:p>RoyCrawford1981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SUA-1596">
            <text:p>SUA-1596</text:p>
          </table:table-cell>
          <table:table-cell office:value-type="float" office:value="-33.712">
            <text:p>-33.712</text:p>
          </table:table-cell>
          <table:table-cell office:value-type="float" office:value="151.284">
            <text:p>151.284</text:p>
          </table:table-cell>
          <table:table-cell office:value-type="float" office:value="8720.0">
            <text:p>8720.0</text:p>
          </table:table-cell>
          <table:table-cell office:value-type="float" office:value="160.0">
            <text:p>160.0</text:p>
          </table:table-cell>
          <table:table-cell office:value-type="string" office:value="Fragments of estuarine shell">
            <text:p>Fragments of estuarine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5.1">
            <text:p>-15.1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ThomRoy1983,SlossEtal2007,LewisEtal2013">
            <text:p>ThomRoy1983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SUA-1599">
            <text:p>SUA-1599</text:p>
          </table:table-cell>
          <table:table-cell office:value-type="float" office:value="-33.712">
            <text:p>-33.712</text:p>
          </table:table-cell>
          <table:table-cell office:value-type="float" office:value="151.284">
            <text:p>151.284</text:p>
          </table:table-cell>
          <table:table-cell office:value-type="float" office:value="8600.0">
            <text:p>8600.0</text:p>
          </table:table-cell>
          <table:table-cell office:value-type="float" office:value="110.0">
            <text:p>110.0</text:p>
          </table:table-cell>
          <table:table-cell office:value-type="string" office:value="Charcoal in shelly fluvial-deltaic sand">
            <text:p>Charcoal in shelly fluvial-deltaic san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45">
            <text:p>-14.45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ThomRoy1983,SlossEtal2007,LewisEtal2013">
            <text:p>ThomRoy1983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SUA-1597">
            <text:p>SUA-1597</text:p>
          </table:table-cell>
          <table:table-cell office:value-type="float" office:value="-33.712">
            <text:p>-33.712</text:p>
          </table:table-cell>
          <table:table-cell office:value-type="float" office:value="151.284">
            <text:p>151.284</text:p>
          </table:table-cell>
          <table:table-cell office:value-type="float" office:value="8510.0">
            <text:p>8510.0</text:p>
          </table:table-cell>
          <table:table-cell office:value-type="float" office:value="130.0">
            <text:p>130.0</text:p>
          </table:table-cell>
          <table:table-cell office:value-type="string" office:value="Composite estuarine shell">
            <text:p>Composite estuarine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10.75">
            <text:p>-10.75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ThomRoy1983,SlossEtal2007,LewisEtal2013">
            <text:p>ThomRoy1983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Beta-125965">
            <text:p>Beta-125965</text:p>
          </table:table-cell>
          <table:table-cell office:value-type="float" office:value="-34.0737">
            <text:p>-34.0737</text:p>
          </table:table-cell>
          <table:table-cell office:value-type="float" office:value="151.1481">
            <text:p>151.1481</text:p>
          </table:table-cell>
          <table:table-cell office:value-type="float" office:value="4880.0">
            <text:p>4880.0</text:p>
          </table:table-cell>
          <table:table-cell office:value-type="float" office:value="40.0">
            <text:p>40.0</text:p>
          </table:table-cell>
          <table:table-cell office:value-type="string" office:value="L. australis within barnacle permieter">
            <text:p>L. australis within barnacle permieter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2">
            <text:p>1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kerEtal2001,BakerEtal2001a,BakerHaworth2000,SlossEtal2007,LewisEtal2013">
            <text:p>BakerEtal2001,BakerEtal2001a,BakerHaworth2000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O-2169">
            <text:p>O-2169</text:p>
          </table:table-cell>
          <table:table-cell office:value-type="float" office:value="-34.017">
            <text:p>-34.017</text:p>
          </table:table-cell>
          <table:table-cell office:value-type="float" office:value="151.2">
            <text:p>151.2</text:p>
          </table:table-cell>
          <table:table-cell office:value-type="float" office:value="4312.797812965832">
            <text:p>4312.797812965832</text:p>
          </table:table-cell>
          <table:table-cell office:value-type="float" office:value="129.0638036941419">
            <text:p>129.0638036941419</text:p>
          </table:table-cell>
          <table:table-cell office:value-type="string" office:value="Freshwater swamp mud">
            <text:p>Freshwater swamp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ThomEtal1969,SlossEtal2007,LewisEtal2013">
            <text:p>ThomEtal1969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Beta-111203">
            <text:p>Beta-111203</text:p>
          </table:table-cell>
          <table:table-cell office:value-type="float" office:value="-34.0801">
            <text:p>-34.0801</text:p>
          </table:table-cell>
          <table:table-cell office:value-type="float" office:value="151.1574">
            <text:p>151.1574</text:p>
          </table:table-cell>
          <table:table-cell office:value-type="float" office:value="2330.0">
            <text:p>2330.0</text:p>
          </table:table-cell>
          <table:table-cell office:value-type="float" office:value="70.0">
            <text:p>70.0</text:p>
          </table:table-cell>
          <table:table-cell office:value-type="string" office:value="Galeolaria wormtube/barnacle boundary">
            <text:p>Galeolaria wormtube/barnacle boundary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BakerHaworth2000,HaworthEtal2002,SlossEtal2007,LewisEtal2013">
            <text:p>BakerEtal2001,BakerHaworth2000,HaworthEtal2002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Beta-111204">
            <text:p>Beta-111204</text:p>
          </table:table-cell>
          <table:table-cell office:value-type="float" office:value="-34.0802">
            <text:p>-34.0802</text:p>
          </table:table-cell>
          <table:table-cell office:value-type="float" office:value="151.1565">
            <text:p>151.1565</text:p>
          </table:table-cell>
          <table:table-cell office:value-type="float" office:value="2280.0">
            <text:p>2280.0</text:p>
          </table:table-cell>
          <table:table-cell office:value-type="float" office:value="60.0">
            <text:p>60.0</text:p>
          </table:table-cell>
          <table:table-cell office:value-type="string" office:value="Galeolaria wormtubes">
            <text:p>Galeolaria wormtube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BakerEtal2001a,BakerHaworth2000,HaworthEtal2002,SlossEtal2007,LewisEtal2013">
            <text:p>BakerEtal2001,BakerEtal2001a,BakerHaworth2000,HaworthEtal2002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Beta-111205">
            <text:p>Beta-111205</text:p>
          </table:table-cell>
          <table:table-cell office:value-type="float" office:value="-34.0727">
            <text:p>-34.0727</text:p>
          </table:table-cell>
          <table:table-cell office:value-type="float" office:value="151.1517">
            <text:p>151.1517</text:p>
          </table:table-cell>
          <table:table-cell office:value-type="float" office:value="2560.0">
            <text:p>2560.0</text:p>
          </table:table-cell>
          <table:table-cell office:value-type="float" office:value="70.0">
            <text:p>70.0</text:p>
          </table:table-cell>
          <table:table-cell office:value-type="string" office:value="Galeolaria wormtube/barnacle boundary">
            <text:p>Galeolaria wormtube/barnacle boundary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akerEtal2001,BakerEtal2001a,BakerHaworth2000,HaworthEtal2002,SlossEtal2007,LewisEtal2013">
            <text:p>BakerEtal2001,BakerEtal2001a,BakerHaworth2000,HaworthEtal2002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Beta-111206">
            <text:p>Beta-111206</text:p>
          </table:table-cell>
          <table:table-cell office:value-type="float" office:value="-34.0802">
            <text:p>-34.0802</text:p>
          </table:table-cell>
          <table:table-cell office:value-type="float" office:value="151.1565">
            <text:p>151.1565</text:p>
          </table:table-cell>
          <table:table-cell office:value-type="float" office:value="2370.0">
            <text:p>2370.0</text:p>
          </table:table-cell>
          <table:table-cell office:value-type="float" office:value="60.0">
            <text:p>60.0</text:p>
          </table:table-cell>
          <table:table-cell office:value-type="string" office:value="Galeolaria wormtube/barnacle boundary">
            <text:p>Galeolaria wormtube/barnacle boundary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0.1">
            <text:p>0.1</text:p>
          </table:table-cell>
          <table:table-cell office:value-type="float" office:value="0.1">
            <text:p>0.1</text:p>
          </table:table-cell>
          <table:table-cell office:value-type="string" office:value="BakerEtal2001,BakerEtal2001a,HaworthEtal2002,SlossEtal2007,LewisEtal2013">
            <text:p>BakerEtal2001,BakerEtal2001a,HaworthEtal2002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Beta-113732">
            <text:p>Beta-113732</text:p>
          </table:table-cell>
          <table:table-cell office:value-type="float" office:value="-34.0737">
            <text:p>-34.0737</text:p>
          </table:table-cell>
          <table:table-cell office:value-type="float" office:value="151.1481">
            <text:p>151.1481</text:p>
          </table:table-cell>
          <table:table-cell office:value-type="float" office:value="3950.0">
            <text:p>3950.0</text:p>
          </table:table-cell>
          <table:table-cell office:value-type="float" office:value="100.0">
            <text:p>100.0</text:p>
          </table:table-cell>
          <table:table-cell office:value-type="string" office:value="Galeolaria wormtube/barnacle boundary">
            <text:p>Galeolaria wormtube/barnacle boundary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kerEtal2001,BakerEtal2001a,HaworthEtal2002,SlossEtal2007,LewisEtal2013">
            <text:p>BakerEtal2001,BakerEtal2001a,HaworthEtal2002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Beta-116616">
            <text:p>Beta-116616</text:p>
          </table:table-cell>
          <table:table-cell office:value-type="float" office:value="-34.0737">
            <text:p>-34.0737</text:p>
          </table:table-cell>
          <table:table-cell office:value-type="float" office:value="151.1481">
            <text:p>151.1481</text:p>
          </table:table-cell>
          <table:table-cell office:value-type="float" office:value="4800.0">
            <text:p>4800.0</text:p>
          </table:table-cell>
          <table:table-cell office:value-type="float" office:value="90.0">
            <text:p>90.0</text:p>
          </table:table-cell>
          <table:table-cell office:value-type="string" office:value="Barnacles entombed by Idanthyrus">
            <text:p>Barnacles entombed by Idanthyru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BakerEtal2001,BakerEtal2001a,BakerHaworth2000,SlossEtal2007,LewisEtal2013">
            <text:p>BakerEtal2001,BakerEtal2001a,BakerHaworth2000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SUA-1352">
            <text:p>SUA-1352</text:p>
          </table:table-cell>
          <table:table-cell office:value-type="float" office:value="-33.6">
            <text:p>-33.6</text:p>
          </table:table-cell>
          <table:table-cell office:value-type="float" office:value="151.33">
            <text:p>151.33</text:p>
          </table:table-cell>
          <table:table-cell office:value-type="float" office:value="6810.0">
            <text:p>6810.0</text:p>
          </table:table-cell>
          <table:table-cell office:value-type="float" office:value="360.0">
            <text:p>360.0</text:p>
          </table:table-cell>
          <table:table-cell office:value-type="string" office:value="Estuarine shell fragments">
            <text:p>Estuarine shell fragment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ThomRoy1983,SlossEtal2007,LewisEtal2013">
            <text:p>ThomRoy1983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Beta-116617">
            <text:p>Beta-116617</text:p>
          </table:table-cell>
          <table:table-cell office:value-type="float" office:value="-34.0737">
            <text:p>-34.0737</text:p>
          </table:table-cell>
          <table:table-cell office:value-type="float" office:value="151.1481">
            <text:p>151.1481</text:p>
          </table:table-cell>
          <table:table-cell office:value-type="float" office:value="3260.0">
            <text:p>3260.0</text:p>
          </table:table-cell>
          <table:table-cell office:value-type="float" office:value="60.0">
            <text:p>60.0</text:p>
          </table:table-cell>
          <table:table-cell office:value-type="string" office:value="Galeolaria capping Idanthyrus">
            <text:p>Galeolaria capping Idanthyru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BakerEtal2001a,BakerHaworth2000,SlossEtal2007,LewisEtal2013">
            <text:p>BakerEtal2001,BakerEtal2001a,BakerHaworth2000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Beta-116619">
            <text:p>Beta-116619</text:p>
          </table:table-cell>
          <table:table-cell office:value-type="float" office:value="-34.0842">
            <text:p>-34.0842</text:p>
          </table:table-cell>
          <table:table-cell office:value-type="float" office:value="151.151">
            <text:p>151.151</text:p>
          </table:table-cell>
          <table:table-cell office:value-type="float" office:value="690.0">
            <text:p>690.0</text:p>
          </table:table-cell>
          <table:table-cell office:value-type="float" office:value="90.0">
            <text:p>90.0</text:p>
          </table:table-cell>
          <table:table-cell office:value-type="string" office:value="Welk behind Bundeen Beach ">
            <text:p>Welk behind Bundeen Beach 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a,SlossEtal2007,LewisEtal2013">
            <text:p>BakerEtal2001a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Beta-116620">
            <text:p>Beta-116620</text:p>
          </table:table-cell>
          <table:table-cell office:value-type="float" office:value="-34.0731">
            <text:p>-34.0731</text:p>
          </table:table-cell>
          <table:table-cell office:value-type="float" office:value="151.1494">
            <text:p>151.1494</text:p>
          </table:table-cell>
          <table:table-cell office:value-type="float" office:value="1820.0">
            <text:p>1820.0</text:p>
          </table:table-cell>
          <table:table-cell office:value-type="float" office:value="50.0">
            <text:p>50.0</text:p>
          </table:table-cell>
          <table:table-cell office:value-type="string" office:value="Galeolaria wormtubes">
            <text:p>Galeolaria wormtube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0.8">
            <text:p>0.8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BakerHaworth2000,HaworthEtal2002,SlossEtal2007,LewisEtal2013">
            <text:p>BakerEtal2001,BakerHaworth2000,HaworthEtal2002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SUA-1603">
            <text:p>SUA-1603</text:p>
          </table:table-cell>
          <table:table-cell office:value-type="float" office:value="-33.712">
            <text:p>-33.712</text:p>
          </table:table-cell>
          <table:table-cell office:value-type="float" office:value="151.284">
            <text:p>151.284</text:p>
          </table:table-cell>
          <table:table-cell office:value-type="float" office:value="7650.0">
            <text:p>7650.0</text:p>
          </table:table-cell>
          <table:table-cell office:value-type="float" office:value="900.0">
            <text:p>900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5">
            <text:p>-11.5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ThomRoy1983,SlossEtal2007,LewisEtal2013">
            <text:p>ThomRoy1983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Beta-132994">
            <text:p>Beta-132994</text:p>
          </table:table-cell>
          <table:table-cell office:value-type="float" office:value="-33.851">
            <text:p>-33.851</text:p>
          </table:table-cell>
          <table:table-cell office:value-type="float" office:value="151.264">
            <text:p>151.264</text:p>
          </table:table-cell>
          <table:table-cell office:value-type="float" office:value="5120.0">
            <text:p>5120.0</text:p>
          </table:table-cell>
          <table:table-cell office:value-type="float" office:value="40.0">
            <text:p>40.0</text:p>
          </table:table-cell>
          <table:table-cell office:value-type="string" office:value="Surface barnacle Catophragmus">
            <text:p>Surface barnacle Catophragmu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akerEtal2001,BakerEtal2001a,HaworthEtal2002,SlossEtal2007,LewisEtal2013">
            <text:p>BakerEtal2001,BakerEtal2001a,HaworthEtal2002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OZC280">
            <text:p>OZC280</text:p>
          </table:table-cell>
          <table:table-cell office:value-type="float" office:value="-34.0734">
            <text:p>-34.0734</text:p>
          </table:table-cell>
          <table:table-cell office:value-type="float" office:value="151.1486">
            <text:p>151.1486</text:p>
          </table:table-cell>
          <table:table-cell office:value-type="float" office:value="3340.0">
            <text:p>3340.0</text:p>
          </table:table-cell>
          <table:table-cell office:value-type="float" office:value="90.0">
            <text:p>90.0</text:p>
          </table:table-cell>
          <table:table-cell office:value-type="string" office:value="Galeolaria wormtube- midpoint">
            <text:p>Galeolaria wormtube- midpoint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Haworth1997,SlossEtal2007,LewisEtal2013">
            <text:p>BakerHaworth1997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OZC279">
            <text:p>OZC279</text:p>
          </table:table-cell>
          <table:table-cell office:value-type="float" office:value="-34.0723">
            <text:p>-34.0723</text:p>
          </table:table-cell>
          <table:table-cell office:value-type="float" office:value="151.1547">
            <text:p>151.1547</text:p>
          </table:table-cell>
          <table:table-cell office:value-type="float" office:value="4600.0">
            <text:p>4600.0</text:p>
          </table:table-cell>
          <table:table-cell office:value-type="float" office:value="90.0">
            <text:p>90.0</text:p>
          </table:table-cell>
          <table:table-cell office:value-type="string" office:value="Galeolaria wormtube- midpoint">
            <text:p>Galeolaria wormtube- midpoint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5">
            <text:p>1.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Haworth1997,SlossEtal2007,LewisEtal2013">
            <text:p>BakerHaworth1997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Beta-116618">
            <text:p>Beta-116618</text:p>
          </table:table-cell>
          <table:table-cell office:value-type="float" office:value="-34.0737">
            <text:p>-34.0737</text:p>
          </table:table-cell>
          <table:table-cell office:value-type="float" office:value="151.1481">
            <text:p>151.1481</text:p>
          </table:table-cell>
          <table:table-cell office:value-type="float" office:value="2630.0">
            <text:p>2630.0</text:p>
          </table:table-cell>
          <table:table-cell office:value-type="float" office:value="80.0">
            <text:p>80.0</text:p>
          </table:table-cell>
          <table:table-cell office:value-type="string" office:value="Galeolaria capping Idanthyrus">
            <text:p>Galeolaria capping Idanthyru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BakerEtal2001a,BakerHaworth2000,HaworthEtal2002,SlossEtal2007,LewisEtal2013">
            <text:p>BakerEtal2001,BakerEtal2001a,BakerHaworth2000,HaworthEtal2002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Waik-8495">
            <text:p>Waik-8495</text:p>
          </table:table-cell>
          <table:table-cell office:value-type="float" office:value="-33.567">
            <text:p>-33.567</text:p>
          </table:table-cell>
          <table:table-cell office:value-type="float" office:value="151.261">
            <text:p>151.261</text:p>
          </table:table-cell>
          <table:table-cell office:value-type="float" office:value="3750.0">
            <text:p>3750.0</text:p>
          </table:table-cell>
          <table:table-cell office:value-type="float" office:value="65.0">
            <text:p>65.0</text:p>
          </table:table-cell>
          <table:table-cell office:value-type="string" office:value="Galeolaria wormtubes">
            <text:p>Galeolaria wormtube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BakerEtal2001a,HaworthEtal2002,SlossEtal2007,LewisEtal2013">
            <text:p>BakerEtal2001,BakerEtal2001a,HaworthEtal2002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SUA-520">
            <text:p>SUA-520</text:p>
          </table:table-cell>
          <table:table-cell office:value-type="float" office:value="-34.0268">
            <text:p>-34.0268</text:p>
          </table:table-cell>
          <table:table-cell office:value-type="float" office:value="151.1808">
            <text:p>151.1808</text:p>
          </table:table-cell>
          <table:table-cell office:value-type="float" office:value="6220.0">
            <text:p>6220.0</text:p>
          </table:table-cell>
          <table:table-cell office:value-type="float" office:value="115.0">
            <text:p>115.0</text:p>
          </table:table-cell>
          <table:table-cell office:value-type="string" office:value="Mangrove          in situ Avicennia marina">
            <text:p>Mangrove          in situ Avicennia marina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RoyCrawford1981,SlossEtal2007,LewisEtal2013">
            <text:p>RoyCrawford1981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Gak-1775">
            <text:p>Gak-1775</text:p>
          </table:table-cell>
          <table:table-cell office:value-type="float" office:value="-33.712">
            <text:p>-33.712</text:p>
          </table:table-cell>
          <table:table-cell office:value-type="float" office:value="151.284">
            <text:p>151.284</text:p>
          </table:table-cell>
          <table:table-cell office:value-type="float" office:value="5750.0">
            <text:p>5750.0</text:p>
          </table:table-cell>
          <table:table-cell office:value-type="float" office:value="100.0">
            <text:p>100.0</text:p>
          </table:table-cell>
          <table:table-cell office:value-type="string" office:value="Estuarine Shell">
            <text:p>Estuarine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-1.5">
            <text:p>-1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V32">
            <text:p>V32</text:p>
          </table:table-cell>
          <table:table-cell office:value-type="float" office:value="-33.95">
            <text:p>-33.95</text:p>
          </table:table-cell>
          <table:table-cell office:value-type="float" office:value="151.26">
            <text:p>151.26</text:p>
          </table:table-cell>
          <table:table-cell office:value-type="float" office:value="8035.0">
            <text:p>8035.0</text:p>
          </table:table-cell>
          <table:table-cell office:value-type="float" office:value="110.0">
            <text:p>110.0</text:p>
          </table:table-cell>
          <table:table-cell office:value-type="string" office:value="Wood (stump)">
            <text:p>Wood (stump)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6">
            <text:p>-14.6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Waik-8234">
            <text:p>Waik-8234</text:p>
          </table:table-cell>
          <table:table-cell office:value-type="float" office:value="-33.851">
            <text:p>-33.851</text:p>
          </table:table-cell>
          <table:table-cell office:value-type="float" office:value="151.264">
            <text:p>151.264</text:p>
          </table:table-cell>
          <table:table-cell office:value-type="float" office:value="3390.0">
            <text:p>3390.0</text:p>
          </table:table-cell>
          <table:table-cell office:value-type="float" office:value="90.0">
            <text:p>90.0</text:p>
          </table:table-cell>
          <table:table-cell office:value-type="string" office:value="Galeolaria wormtubes">
            <text:p>Galeolaria wormtubes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1.1">
            <text:p>1.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1,BakerEtal2001a,HaworthEtal2002,SlossEtal2007,LewisEtal2013">
            <text:p>BakerEtal2001,BakerEtal2001a,HaworthEtal2002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SUA-522">
            <text:p>SUA-522</text:p>
          </table:table-cell>
          <table:table-cell office:value-type="float" office:value="-34.0268">
            <text:p>-34.0268</text:p>
          </table:table-cell>
          <table:table-cell office:value-type="float" office:value="151.1808">
            <text:p>151.1808</text:p>
          </table:table-cell>
          <table:table-cell office:value-type="float" office:value="7410.0">
            <text:p>7410.0</text:p>
          </table:table-cell>
          <table:table-cell office:value-type="float" office:value="125.0">
            <text:p>125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6.0">
            <text:p>-6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RoyCrawford1981,SlossEtal2007,LewisEtal2013">
            <text:p>RoyCrawford1981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N.Z.">
            <text:p>N.Z.</text:p>
          </table:table-cell>
          <table:table-cell office:value-type="float" office:value="-33.95">
            <text:p>-33.95</text:p>
          </table:table-cell>
          <table:table-cell office:value-type="float" office:value="151.26">
            <text:p>151.26</text:p>
          </table:table-cell>
          <table:table-cell office:value-type="float" office:value="8360.0">
            <text:p>8360.0</text:p>
          </table:table-cell>
          <table:table-cell office:value-type="float" office:value="110.0">
            <text:p>110.0</text:p>
          </table:table-cell>
          <table:table-cell office:value-type="string" office:value="Wood (stump)">
            <text:p>Wood (stump)</text:p>
          </table:table-cell>
          <table:table-cell office:value-type="string" office:value="terrestrial_sh">
            <text:p>terrestrial_sh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6">
            <text:p>-14.6</text:p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string" office:value="ThomChappell1975,SlossEtal2007,LewisEtal2013">
            <text:p>ThomChappell1975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LJ-451">
            <text:p>LJ-451</text:p>
          </table:table-cell>
          <table:table-cell office:value-type="float" office:value="-33.75">
            <text:p>-33.75</text:p>
          </table:table-cell>
          <table:table-cell office:value-type="float" office:value="151.317">
            <text:p>151.317</text:p>
          </table:table-cell>
          <table:table-cell office:value-type="float" office:value="4192.797812965831">
            <text:p>4192.797812965831</text:p>
          </table:table-cell>
          <table:table-cell office:value-type="float" office:value="153.402951158053">
            <text:p>153.402951158053</text:p>
          </table:table-cell>
          <table:table-cell office:value-type="string" office:value="Freshwater swamp mud">
            <text:p>Freshwater swamp mud</text:p>
          </table:table-cell>
          <table:table-cell office:value-type="string" office:value="corr_terrestrial_sh">
            <text:p>corr_terrestrial_sh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">
            <text:p>0.3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ThomEtal1969,SlossEtal2007,LewisEtal2013">
            <text:p>ThomEtal1969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SUA-518">
            <text:p>SUA-518</text:p>
          </table:table-cell>
          <table:table-cell office:value-type="float" office:value="-34.0268">
            <text:p>-34.0268</text:p>
          </table:table-cell>
          <table:table-cell office:value-type="float" office:value="151.1808">
            <text:p>151.1808</text:p>
          </table:table-cell>
          <table:table-cell office:value-type="float" office:value="4130.0">
            <text:p>4130.0</text:p>
          </table:table-cell>
          <table:table-cell office:value-type="float" office:value="110.0">
            <text:p>110.0</text:p>
          </table:table-cell>
          <table:table-cell office:value-type="string" office:value="A. trapezia">
            <text:p>A. trapezia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oyCrawford1981,SlossEtal2007,LewisEtal2013">
            <text:p>RoyCrawford1981,SlossEtal2007,LewisEtal2013</text:p>
          </table:table-cell>
        </table:table-row>
        <table:table-row>
          <table:table-cell office:value-type="string" office:value="Sydney">
            <text:p>Sydney</text:p>
          </table:table-cell>
          <table:table-cell office:value-type="string" office:value="radiocarbon">
            <text:p>radiocarbon</text:p>
          </table:table-cell>
          <table:table-cell office:value-type="string" office:value="SUA-519">
            <text:p>SUA-519</text:p>
          </table:table-cell>
          <table:table-cell office:value-type="float" office:value="-34.0268">
            <text:p>-34.0268</text:p>
          </table:table-cell>
          <table:table-cell office:value-type="float" office:value="151.1808">
            <text:p>151.1808</text:p>
          </table:table-cell>
          <table:table-cell office:value-type="float" office:value="6920.0">
            <text:p>6920.0</text:p>
          </table:table-cell>
          <table:table-cell office:value-type="float" office:value="121.0">
            <text:p>121.0</text:p>
          </table:table-cell>
          <table:table-cell office:value-type="string" office:value="Pyrazus shell">
            <text:p>Pyrazus shell</text:p>
          </table:table-cell>
          <table:table-cell office:value-type="string" office:value="marine">
            <text:p>marine</text:p>
          </table:table-cell>
          <table:table-cell office:value-type="float" office:value="-143.0">
            <text:p>-143.0</text:p>
          </table:table-cell>
          <table:table-cell office:value-type="float" office:value="39.0">
            <text:p>39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RoyCrawford1981,SlossEtal2007,LewisEtal2013">
            <text:p>RoyCrawford1981,SlossEtal2007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